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8pt" fo:font-weight="normal" style:font-size-asian="18pt" style:font-weight-asian="normal" style:font-size-complex="18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P:Introduction aux réseaux</text:p>
      <text:p text:style-name="P1"/>
      <text:p text:style-name="P2"/>
      <text:p text:style-name="P2">Câblage n°1 :</text:p>
      <text:p text:style-name="P3">Le signal est envoyé à tous les postes.Rien.</text:p>
      <text:p text:style-name="P3">Si on en lance deux en mm temps, les signaux sont renvoyés au postes qui les ont envoyés et puis ils sont relancés l'un après l'autre.</text:p>
      <text:p text:style-name="P3"/>
      <text:p text:style-name="P2">Câblage n°2 :</text:p>
      <text:p text:style-name="P3">Du poste 1 au 3, le signal est envoyé à tous les postes en passant par le 2° hub.</text:p>
      <text:p text:style-name="P3">Du poste 1 au 6, pareil.</text:p>
      <text:p text:style-name="P3"/>
      <text:p text:style-name="P3">Un hub</text:p>
      <text:p text:style-name="P3"/>
      <text:p text:style-name="P2">Câblage n°3 :</text:p>
      <text:p text:style-name="P3"/>
      <text:p text:style-name="P3">Mac : adresse du postes</text:p>
      <text:p text:style-name="P3">Port : le port sur lequel est branché le poste sur le switch.</text:p>
      <text:p text:style-name="P3">TTL : Le temps qui reste avant que la trame soit détruite.</text:p>
      <text:p text:style-name="P3"/>
      <text:p text:style-name="P3">Poste 1 à poste 3,le signal est envoyé à tous les postes.</text:p>
      <text:p text:style-name="P3">La table mac/port possède une liste des postes que le switch connaît.</text:p>
      <text:p text:style-name="P3">Du poste 3 au 1, le signal est envoyé que au poste 1.</text:p>
      <text:p text:style-name="P3">Si on lance deux trames en mm temps, elles sont envoyés dans le switch puis envoyés au poste l'une après l'autre.</text:p>
      <text:p text:style-name="P3"/>
      <text:p text:style-name="P3">« On the fly » : Le switch envoie le signal au poste destinataire en même temps qu'il la reçoit.</text:p>
      <text:p text:style-name="P3"/>
      <text:p text:style-name="P3">« Store and forward » Le signal est stocké dans son ensemble par le switch puis il est envoyé au poste destinataire.</text:p>
      <text:p text:style-name="P3"/>
      <text:p text:style-name="P2">Câblage n°4 :</text:p>
      <text:p text:style-name="P2"/>
      <text:p text:style-name="P3">Le switch 1 possède les adresses des postes 1,2,3 et le switch 2 celles des postes 4,5,6.</text:p>
      <text:p text:style-name="P3">Car les postes 1,2,3 n'ont pas communiqué avec les 4,5,6 et inversement.</text:p>
      <text:p text:style-name="P3"/>
      <text:p text:style-name="P3">Les limites des commutateurs sont le nombre d'adresses qui peuvent être enregistré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1-06T15:43:41.27</meta:creation-date>
    <dc:date>2016-01-13T08:44:54.99</dc:date>
    <meta:editing-duration>PT36M3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22" meta:word-count="247" meta:character-count="1260"/>
  </office:meta>
</office:document-meta>
</file>